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9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0" style:family="paragraph" style:parent-style-name="Normale"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background-color="transparent">
        <style:tab-stops/>
        <style:background-image/>
      </style:paragraph-properties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4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8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style:font-name="Arial" fo:font-size="9pt" style:text-underline-style="none" fo:background-color="#ffff00" style:font-size-asian="9pt" style:font-size-complex="9pt"/>
    </style:style>
    <style:style style:name="T14" style:family="text">
      <style:text-properties fo:background-color="#ffff00"/>
    </style:style>
    <style:style style:name="T15" style:family="text">
      <style:text-properties fo:language="it" fo:country="IT" fo:background-color="transparent" style:language-asian="it" style:country-asian="IT"/>
    </style:style>
    <style:style style:name="T16" style:family="text">
      <style:text-properties fo:language="it" fo:country="IT" fo:background-color="#ffff99" style:language-asian="it" style:country-asian="IT"/>
    </style:style>
    <style:style style:name="T17" style:family="text">
      <style:text-properties fo:language="it" fo:country="IT" fo:background-color="#ff99cc" style:language-asian="it" style:country-asian="IT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#ffff99"/>
    </style:style>
    <style:style style:name="T21" style:family="text">
      <style:text-properties fo:background-color="#ffcc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RACCOMANDATA A.R al richiedente</text:p>
            <text:p text:style-name="P15">inviata a mezzo pec al tecnico</text:p>
            <text:p text:style-name="P16">oppure</text:p>
            <text:p text:style-name="P12"><text:span text:style-name="Car._20_predefinito_20_paragrafo"><text:span text:style-name="T13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P46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2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8">Rif. </text:span></text:span><text:span text:style-name="Car._20_predefinito_20_paragrafo"><text:span text:style-name="T9">pratica <text:s/>[numero] - </text:span></text:span><text:span text:style-name="Car._20_predefinito_20_paragrafo"><text:span text:style-name="T10">sigla</text:span></text:span></text:p>
            <text:p text:style-name="Normale"><text:span text:style-name="Car._20_predefinito_20_paragrafo"><text:span text:style-name="T9"/></text:span></text:p>
            <text:p text:style-name="Normale"><text:span text:style-name="Car._20_predefinito_20_paragrafo"><text:span text:style-name="T11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2">[richiedenti.capd] [richiedenti.comuned] ([richiedenti.provd])</text:p>
            <text:p text:style-name="P17">[richiedenti.pec]</text:p>
            <text:p text:style-name="P32"/>
          </table:table-cell>
        </table:table-row>
        <table:table-row>
          <table:table-cell table:style-name="Tabella6.A1" office:value-type="string">
            <text:p text:style-name="P30">Allegati: //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3"><text:span text:style-name="Car._20_predefinito_20_paragrafo"><text:span text:style-name="T5">[progettisti.cap] [progettisti.comune] ([progettisti.prov])</text:span></text:span></text:p>
            <text:p text:style-name="P33"><text:span text:style-name="Car._20_predefinito_20_paragrafo"><text:span text:style-name="T5">[progettisti.pec]</text:span></text:span></text:p>
            <text:p text:style-name="P33"><text:span text:style-name="Car._20_predefinito_20_paragrafo"><text:span text:style-name="T9"/></text:span></text:p>
          </table:table-cell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36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19"><text:span text:style-name="Car._20_predefinito_20_paragrafo"><text:span text:style-name="T2">Richiesta </text:span></text:span><text:span text:style-name="Car._20_predefinito_20_paragrafo"><text:span text:style-name="T20">di </text:span></text:span><text:span text:style-name="Car._20_predefinito_20_paragrafo"><text:span text:style-name="T16">deroga al Regolamento Edilizio e alle norme di livello puntuale del PUC</text:span></text:span><text:span text:style-name="Car._20_predefinito_20_paragrafo"><text:span text:style-name="T15">/ Richiesta </text:span></text:span><text:span text:style-name="Car._20_predefinito_20_paragrafo"><text:span text:style-name="T17">di parere preventivo in ordine all'aspetto estetico</text:span></text:span><text:span text:style-name="Car._20_predefinito_20_paragrafo"><text:span text:style-name="T15"> presentata in data [data_presentazione] e recepita agli atti al prot. n° [protocollo] del [data_protocollo] [oggetto] </text:span></text:span><text:span text:style-name="Car._20_predefinito_20_paragrafo"><text:span text:style-name="T2">presso l’immobile sito in Savona [ubicazione]. Comunicazione esito della richiesta.</text:span></text:span></text:p>
          </table:table-cell>
        </table:table-row>
      </table:table>
      <text:p text:style-name="P20"/>
      <text:p text:style-name="P20"/>
      <text:p text:style-name="P24"><text:span text:style-name="T4"><text:tab/>Con riferimento alla sopra richiamata istanza, si comunica che la Commissione Edilizia, <text:s/>ha esaminato, nella seduta del [data_rilascio_ce], la richiesta in oggetto esprimendo il seguente parere: “</text:span><text:span text:style-name="T3">favorevole</text:span><text:span text:style-name="T4"> <text:s/></text:span><text:span text:style-name="T3">[prescrizioni_ce].”</text:span></text:p>
      <text:p text:style-name="P48"/>
      <text:p text:style-name="P4"><text:soft-page-break/><text:tab/><text:span text:style-name="T2">Con la presente si esprime pertanto l’assenso alla deroga in esame relativamente all'intervento in oggetto precisando che la stessa </text:span><text:span text:style-name="T18">non costituisce titolo abilitativo</text:span><text:span text:style-name="T2"> per l’esecuzione delle opere per la cui realizzazione dovrà essere preventivamente presentata la relativa pratica edilizia in ordine alla classificazione dell'intervento ai sensi della normativa vigente.</text:span></text:p>
      <text:p text:style-name="P40"/>
      <text:p text:style-name="P41">Oppure </text:p>
      <text:p text:style-name="P40"/>
      <text:p text:style-name="P40">A tale riguardo si precisa che il <text:span text:style-name="T14">parere espresso </text:span><text:span text:style-name="T19">non costituisce titolo abilitativo</text:span> per l’esecuzione delle opere per la cui realizzazione dovrà essere preventivamente presentata apposita denuncia di inizio attività/ segnalazione di inizio attività ai sensi della normativa vigente.</text:p>
      <text:p text:style-name="P4"/>
      <text:p text:style-name="P49">Oppure</text:p>
      <text:p text:style-name="P5"><text:tab/>Si comunica pertanto con la presente che, a seguito della deroga ottenuta, trova efficacia la <text:span text:style-name="T21">Comunicazione Inizio Lavori Asseverata/Segnalazione Certificata di Inizio Attività</text:span> presentata il [data_presentazione] e recepita in atti al prot. n. [protocollo] del [data_protocollo] e che le opere ivi previste possono avere inizio.</text:p>
      <text:p text:style-name="P52"><text:tab/></text:p>
      <text:p text:style-name="P52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2">Il Dirigente</text:p>
            <text:p text:style-name="P21"/>
          </table:table-cell>
        </table:table-row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5">${documentRoot.protocollo.DIRIGENTE_DEFINITIVO} </text:p>
            <text:p text:style-name="P7">(Sottoscritto digitalmente ai sensi</text:p>
            <text:p text:style-name="P7">dell'art. 21 D.Lgs n. 82/2005 e s.m.i.)</text:p>
            <text:p text:style-name="P25"/>
          </table:table-cell>
        </table:table-row>
      </table:table>
      <text:p text:style-name="P28">REFERENTI PER LA PRATICA:</text:p>
      <text:p text:style-name="P27">Istruttore della pratica: <text:span text:style-name="T4"><text:s/>[istruttore_tecnico]</text:span> (0198310 <text:s text:c="8"/>)</text:p>
      <text:p text:style-name="P27">Responsabile del Servizio Edilizia Privata Arch. Luca Spada </text:p>
      <text:p text:style-name="P3">Responsabile dell'U.O. Edilizia certificata Arch. Caterina Curti</text:p>
      <text:p text:style-name="P6"><text:tab/></text:p>
      <text:p text:style-name="P43">solo in caso di pratica cartacea inserire privacy e vedere se inserire la frase del responsabile del procedimento (in caso di pratiche presentate con IOL il resp. proc e la privacy vengono inviati in automatico al progettista) </text:p>
      <text:p text:style-name="P44">INFORMATIVA SULLA PRIVACY AI SENSI DEL REGOLAMENTO EUROPEO PER LA PROTEZIONE DEI DATI 2016/679</text:p>
      <text:p text:style-name="P42">La informiamo che i dati personali e sensibili da lei forniti e quelli che eventualmente fornirà anche successivamente formeranno oggetto di trattamento nel rispetto della normativa sopra richiamata.</text:p>
      <text:p text:style-name="P42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5">Titolare del trattamento e RPD</text:p>
      <text:p text:style-name="P42">Ai sensi dell’art. 13 del GDPR è possibile rivolgersi al RPD nominato dal Comune per eventuali chiarimenti in materia di tutela dati personali.</text:p>
      <text:p text:style-name="P45">Finalità e modalità del trattamento</text:p>
      <text:p text:style-name="P42">Il Comune di Savona, titolare del trattamento, tratta i dati personali liberamente conferiti, esclusivamente per finalità istituzionali.</text:p>
      <text:p text:style-name="P45">Consenso</text:p>
      <text:p text:style-name="P42">Il consenso del trattamento ai fini istituzionali è necessario ed obbligatorio per le finalità stesse.</text:p>
      <text:p text:style-name="P45">Periodo di conservazione</text:p>
      <text:p text:style-name="P42">I dati personali verranno conservati per un arco di tempo non superiore al conseguimento delle finalità per le quali i dati personali sono trattati (finalità istituzionali e non commerciali).</text:p>
      <text:p text:style-name="P45"><text:soft-page-break/>Diritti del cittadino/interessato</text:p>
      <text:p text:style-name="P42">Il cittadino/L’interessato avrà in qualsiasi momento piena facoltà di esercitare i diritti previsti dalla normativa vigente; potrà far valere i propri diritti rivolgendosi al Comune di Savona</text:p>
      <text:p text:style-name="P42">I diritti del cittadino/dell’interessato sono quelli previsti dal Regolamento UE 2016/679 (GDPR). </text:p>
      <text:p text:style-name="P42">Il cittadino/L’interessato può:</text:p>
      <text:p text:style-name="P51">- ricevere conferma dell’esistenza dei dati suoi personali e richiedere l’accesso al loro contenuto</text:p>
      <text:p text:style-name="P51">- aggiornare, modificare e/o correggere i suoi dati personali</text:p>
      <text:p text:style-name="P51">- chiedere la cancellazione, la trasformazione in forma anonima, il blocco dei suoi dati trattati in violazione di <text:s text:c="2"/></text:p>
      <text:p text:style-name="P51"><text:s text:c="3"/>legge</text:p>
      <text:p text:style-name="P51">- chiedere la limitazione del trattamento</text:p>
      <text:p text:style-name="P50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08:43:41.44</dc:date>
    <meta:print-date>2013-02-20T09:35:00</meta:print-date>
    <meta:editing-cycles>48</meta:editing-cycles>
    <meta:editing-duration>PT4H6M18S</meta:editing-duration>
    <meta:generator>OpenOffice/4.1.0$Win32 OpenOffice.org_project/410m18$Build-9764</meta:generator>
    <meta:document-statistic meta:table-count="6" meta:image-count="1" meta:object-count="0" meta:page-count="3" meta:paragraph-count="78" meta:word-count="683" meta:character-count="5540"/>
  </office:meta>
</office:document-meta>
</file>